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F00000606872C2FC01B92C4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1.458cm" svg:height="22.992cm" draw:z-index="0"><draw:image xlink:href="Pictures/100000000000059F00000606872C2FC01B92C4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6T21:43:13.197598438</dc:date>
    <meta:editing-duration>PT22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